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in as: ubuntu</text:p>
      <text:p text:style-name="Standard">Authenticating with public key "imported-openssh-key"</text:p>
      <text:p text:style-name="Standard">Welcome to Ubuntu 18.04.2 LTS (GNU/Linux 4.15.0-1044-aws x86_64)</text:p>
      <text:p text:style-name="Standard"/>
      <text:p text:style-name="Standard"><text:s/>* Documentation: <text:s/>https://help.ubuntu.com</text:p>
      <text:p text:style-name="Standard"><text:s/>* Management: <text:s text:c="4"/>https://landscape.canonical.com</text:p>
      <text:p text:style-name="Standard"><text:s/>* Support: <text:s text:c="7"/>https://ubuntu.com/advantage</text:p>
      <text:p text:style-name="Standard"/>
      <text:p text:style-name="Standard"><text:s text:c="2"/>System information as of Thu Sep 19 08:39:04 UTC 2019</text:p>
      <text:p text:style-name="Standard"/>
      <text:p text:style-name="Standard"><text:s text:c="2"/>System load: <text:s/>0.17 <text:s text:c="13"/>Processes: <text:s text:c="10"/>88</text:p>
      <text:p text:style-name="Standard"><text:s text:c="2"/>Usage of /: <text:s text:c="2"/>13.6% of 7.69GB <text:s text:c="2"/>Users logged in: <text:s text:c="4"/>0</text:p>
      <text:p text:style-name="Standard"><text:s text:c="2"/>Memory usage: 14% <text:s text:c="14"/>IP address for eth0: 172.31.40.86</text:p>
      <text:p text:style-name="Standard"><text:s text:c="2"/>Swap usage: <text:s text:c="2"/>0%</text:p>
      <text:p text:style-name="Standard"/>
      <text:p text:style-name="Standard">0 packages can be updated.</text:p>
      <text:p text:style-name="Standard">0 updates are security updates.</text:p>
      <text:p text:style-name="Standard"/>
      <text:p text:style-name="Standard"/>
      <text:p text:style-name="Standard"/>
      <text:p text:style-name="Standard">The programs included with the Ubuntu system are free software;</text:p>
      <text:p text:style-name="Standard">the exact distribution terms for each program are described in the</text:p>
      <text:p text:style-name="Standard">individual files in /usr/share/doc/*/copyright.</text:p>
      <text:p text:style-name="Standard"/>
      <text:p text:style-name="Standard">Ubuntu comes with ABSOLUTELY NO WARRANTY, to the extent permitted by</text:p>
      <text:p text:style-name="Standard">applicable law.</text:p>
      <text:p text:style-name="Standard"/>
      <text:p text:style-name="Standard">To run a command as administrator (user "root"), use "sudo &lt;command&gt;".</text:p>
      <text:p text:style-name="Standard">See "man sudo_root" for details.</text:p>
      <text:p text:style-name="Standard"/>
      <text:p text:style-name="Standard">ubuntu@ip-172-31-40-86:~$ ls -ltr</text:p>
      <text:p text:style-name="Standard">total 0</text:p>
      <text:p text:style-name="Standard">ubuntu@ip-172-31-40-86:~$ cd /home</text:p>
      <text:p text:style-name="Standard">ubuntu@ip-172-31-40-86:/home$ ls ltr</text:p>
      <text:p text:style-name="Standard">ls: cannot access 'ltr': No such file or directory</text:p>
      <text:p text:style-name="Standard">ubuntu@ip-172-31-40-86:/home$ ls</text:p>
      <text:p text:style-name="Standard">ubuntu</text:p>
      <text:p text:style-name="Standard">ubuntu@ip-172-31-40-86:/home$ cd /ubuntu</text:p>
      <text:p text:style-name="Standard">-bash: cd: /ubuntu: No such file or directory</text:p>
      <text:p text:style-name="Standard">ubuntu@ip-172-31-40-86:/home$ cd /home/ubuntu/</text:p>
      <text:p text:style-name="Standard">ubuntu@ip-172-31-40-86:~$ pwd</text:p>
      <text:p text:style-name="Standard">/home/ubuntu</text:p>
      <text:p text:style-name="Standard">ubuntu@ip-172-31-40-86:~$ /</text:p>
      <text:p text:style-name="Standard">-bash: /: Is a directory</text:p>
      <text:p text:style-name="Standard">ubuntu@ip-172-31-40-86:~$</text:p>
      <text:p text:style-name="Standard">ubuntu@ip-172-31-40-86:~$ cd /</text:p>
      <text:p text:style-name="Standard">ubuntu@ip-172-31-40-86:/$ cd -</text:p>
      <text:p text:style-name="Standard">/home/ubuntu</text:p>
      <text:p text:style-name="Standard">ubuntu@ip-172-31-40-86:~$ cd /root</text:p>
      <text:p text:style-name="Standard"><text:soft-page-break/>-bash: cd: /root: Permission denied</text:p>
      <text:p text:style-name="Standard">ubuntu@ip-172-31-40-86:~$ docker run -d nginx</text:p>
      <text:p text:style-name="Standard"/>
      <text:p text:style-name="Standard">Command 'docker' not found, but can be installed with:</text:p>
      <text:p text:style-name="Standard"/>
      <text:p text:style-name="Standard">sudo snap install docker <text:s text:c="4"/># version 18.06.1-ce, or</text:p>
      <text:p text:style-name="Standard">sudo apt <text:s/>install docker.io</text:p>
      <text:p text:style-name="Standard"/>
      <text:p text:style-name="Standard">See 'snap info docker' for additional versions.</text:p>
      <text:p text:style-name="Standard"/>
      <text:p text:style-name="Standard">ubuntu@ip-172-31-40-86:~$ ^C</text:p>
      <text:p text:style-name="Standard">ubuntu@ip-172-31-40-86:~$ sudo apt <text:s/>install docker.io</text:p>
      <text:p text:style-name="Standard">Reading package lists... Done</text:p>
      <text:p text:style-name="Standard">Building dependency tree</text:p>
      <text:p text:style-name="Standard">Reading state information... Done</text:p>
      <text:p text:style-name="Standard">E: Unable to locate package docker.io</text:p>
      <text:p text:style-name="Standard">E: Couldn't find any package by glob 'docker.io'</text:p>
      <text:p text:style-name="Standard">E: Couldn't find any package by regex 'docker.io'</text:p>
      <text:p text:style-name="Standard">ubuntu@ip-172-31-40-86:~$ ^C</text:p>
      <text:p text:style-name="Standard">ubuntu@ip-172-31-40-86:~$ sudo snap install docker</text:p>
      <text:p text:style-name="Standard">docker 18.06.1-ce from Canonical✓ installed</text:p>
      <text:p text:style-name="Standard">ubuntu@ip-172-31-40-86:~$ docker run -d nginx</text:p>
      <text:p text:style-name="Standard">docker: Got permission denied while trying to connect to the Docker daemon socke <text:s text:c="87"/>t at unix:///var/run/docker.sock: Post http://%2Fvar%2Frun%2Fdocker.sock/v1.38/c <text:s text:c="87"/>ontainers/create: dial unix /var/run/docker.sock: connect: permission denied.</text:p>
      <text:p text:style-name="Standard">See 'docker run --help'.</text:p>
      <text:p text:style-name="Standard">ubuntu@ip-172-31-40-86:~$ docker --v</text:p>
      <text:p text:style-name="Standard">unknown flag: --v</text:p>
      <text:p text:style-name="Standard">See 'docker --help'.</text:p>
      <text:p text:style-name="Standard"/>
      <text:p text:style-name="Standard">Usage: <text:s/>docker [OPTIONS] COMMAND</text:p>
      <text:p text:style-name="Standard"/>
      <text:p text:style-name="Standard">A self-sufficient runtime for containers</text:p>
      <text:p text:style-name="Standard"/>
      <text:p text:style-name="Standard">Options:</text:p>
      <text:p text:style-name="Standard"><text:s text:c="6"/>--config string <text:s text:c="5"/>Location of client config files (default</text:p>
      <text:p text:style-name="Standard"><text:s text:c="27"/>"/home/ubuntu/snap/docker/384/.docker")</text:p>
      <text:p text:style-name="Standard"><text:s text:c="2"/>-D, --debug <text:s text:c="13"/>Enable debug mode</text:p>
      <text:p text:style-name="Standard"><text:s text:c="2"/>-H, --host list <text:s text:c="9"/>Daemon socket(s) to connect to</text:p>
      <text:p text:style-name="Standard"><text:s text:c="2"/>-l, --log-level string <text:s text:c="2"/>Set the logging level</text:p>
      <text:p text:style-name="Standard"><text:s text:c="27"/>("debug"|"info"|"warn"|"error"|"fatal")</text:p>
      <text:p text:style-name="Standard"><text:s text:c="27"/>(default "info")</text:p>
      <text:p text:style-name="Standard"><text:s text:c="6"/>--tls <text:s text:c="15"/>Use TLS; implied by --tlsverify</text:p>
      <text:p text:style-name="Standard"><text:s text:c="6"/>--tlscacert string <text:s text:c="2"/>Trust certs signed only by this CA (default</text:p>
      <text:p text:style-name="Standard"><text:s text:c="27"/>"/home/ubuntu/snap/docker/384/.docker/ca.pem")</text:p>
      <text:p text:style-name="Standard"><text:s text:c="6"/>--tlscert string <text:s text:c="4"/>Path to TLS certificate file (default</text:p>
      <text:p text:style-name="Standard"><text:s text:c="27"/>"/home/ubuntu/snap/docker/384/.docker/cert.pem")</text:p>
      <text:p text:style-name="Standard"><text:s text:c="6"/>--tlskey string <text:s text:c="5"/>Path to TLS key file (default</text:p>
      <text:p text:style-name="Standard"><text:s text:c="27"/>"/home/ubuntu/snap/docker/384/.docker/key.pem")</text:p>
      <text:p text:style-name="Standard"><text:soft-page-break/><text:s text:c="6"/>--tlsverify <text:s text:c="9"/>Use TLS and verify the remote</text:p>
      <text:p text:style-name="Standard"><text:s text:c="2"/>-v, --version <text:s text:c="11"/>Print version information and quit</text:p>
      <text:p text:style-name="Standard"/>
      <text:p text:style-name="Standard">Management Commands:</text:p>
      <text:p text:style-name="Standard"><text:s text:c="2"/>checkpoint <text:s/>Manage checkpoints</text:p>
      <text:p text:style-name="Standard"><text:s text:c="2"/>config <text:s text:c="5"/>Manage Docker configs</text:p>
      <text:p text:style-name="Standard"><text:s text:c="2"/>container <text:s text:c="2"/>Manage containers</text:p>
      <text:p text:style-name="Standard"><text:s text:c="2"/>image <text:s text:c="6"/>Manage images</text:p>
      <text:p text:style-name="Standard"><text:s text:c="2"/>manifest <text:s text:c="3"/>Manage Docker image manifests and manifest lists</text:p>
      <text:p text:style-name="Standard"><text:s text:c="2"/>network <text:s text:c="4"/>Manage networks</text:p>
      <text:p text:style-name="Standard"><text:s text:c="2"/>node <text:s text:c="7"/>Manage Swarm nodes</text:p>
      <text:p text:style-name="Standard"><text:s text:c="2"/>plugin <text:s text:c="5"/>Manage plugins</text:p>
      <text:p text:style-name="Standard"><text:s text:c="2"/>secret <text:s text:c="5"/>Manage Docker secrets</text:p>
      <text:p text:style-name="Standard"><text:s text:c="2"/>service <text:s text:c="4"/>Manage services</text:p>
      <text:p text:style-name="Standard"><text:s text:c="2"/>stack <text:s text:c="6"/>Manage Docker stacks</text:p>
      <text:p text:style-name="Standard"><text:s text:c="2"/>swarm <text:s text:c="6"/>Manage Swarm</text:p>
      <text:p text:style-name="Standard"><text:s text:c="2"/>system <text:s text:c="5"/>Manage Docker</text:p>
      <text:p text:style-name="Standard"><text:s text:c="2"/>trust <text:s text:c="6"/>Manage trust on Docker images</text:p>
      <text:p text:style-name="Standard"><text:s text:c="2"/>volume <text:s text:c="5"/>Manage volumes</text:p>
      <text:p text:style-name="Standard"/>
      <text:p text:style-name="Standard">Commands:</text:p>
      <text:p text:style-name="Standard"><text:s text:c="2"/>attach <text:s text:c="5"/>Attach local standard input, output, and error streams to a runnin <text:s text:c="87"/>g container</text:p>
      <text:p text:style-name="Standard"><text:s text:c="2"/>build <text:s text:c="6"/>Build an image from a Dockerfile</text:p>
      <text:p text:style-name="Standard"><text:s text:c="2"/>commit <text:s text:c="5"/>Create a new image from a container's changes</text:p>
      <text:p text:style-name="Standard"><text:s text:c="2"/>cp <text:s text:c="9"/>Copy files/folders between a container and the local filesystem</text:p>
      <text:p text:style-name="Standard"><text:s text:c="2"/>create <text:s text:c="5"/>Create a new container</text:p>
      <text:p text:style-name="Standard"><text:s text:c="2"/>deploy <text:s text:c="5"/>Deploy a new stack or update an existing stack</text:p>
      <text:p text:style-name="Standard"><text:s text:c="2"/>diff <text:s text:c="7"/>Inspect changes to files or directories on a container's filesyste <text:s text:c="87"/>m</text:p>
      <text:p text:style-name="Standard"><text:s text:c="2"/>events <text:s text:c="5"/>Get real time events from the server</text:p>
      <text:p text:style-name="Standard"><text:s text:c="2"/>exec <text:s text:c="7"/>Run a command in a running container</text:p>
      <text:p text:style-name="Standard"><text:s text:c="2"/>export <text:s text:c="5"/>Export a container's filesystem as a tar archive</text:p>
      <text:p text:style-name="Standard"><text:s text:c="2"/>history <text:s text:c="4"/>Show the history of an image</text:p>
      <text:p text:style-name="Standard"><text:s text:c="2"/>images <text:s text:c="5"/>List images</text:p>
      <text:p text:style-name="Standard"><text:s text:c="2"/>import <text:s text:c="5"/>Import the contents from a tarball to create a filesystem image</text:p>
      <text:p text:style-name="Standard"><text:s text:c="2"/>info <text:s text:c="7"/>Display system-wide information</text:p>
      <text:p text:style-name="Standard"><text:s text:c="2"/>inspect <text:s text:c="4"/>Return low-level information on Docker objects</text:p>
      <text:p text:style-name="Standard"><text:s text:c="2"/>kill <text:s text:c="7"/>Kill one or more running containers</text:p>
      <text:p text:style-name="Standard"><text:s text:c="2"/>load <text:s text:c="7"/>Load an image from a tar archive or STDIN</text:p>
      <text:p text:style-name="Standard"><text:s text:c="2"/>login <text:s text:c="6"/>Log in to a Docker registry</text:p>
      <text:p text:style-name="Standard"><text:s text:c="2"/>logout <text:s text:c="5"/>Log out from a Docker registry</text:p>
      <text:p text:style-name="Standard"><text:s text:c="2"/>logs <text:s text:c="7"/>Fetch the logs of a container</text:p>
      <text:p text:style-name="Standard"><text:s text:c="2"/>pause <text:s text:c="6"/>Pause all processes within one or more containers</text:p>
      <text:p text:style-name="Standard"><text:s text:c="2"/>port <text:s text:c="7"/>List port mappings or a specific mapping for the container</text:p>
      <text:p text:style-name="Standard"><text:s text:c="2"/>ps <text:s text:c="9"/>List containers</text:p>
      <text:p text:style-name="Standard"><text:s text:c="2"/>pull <text:s text:c="7"/>Pull an image or a repository from a registry</text:p>
      <text:p text:style-name="Standard"><text:s text:c="2"/>push <text:s text:c="7"/>Push an image or a repository to a registry</text:p>
      <text:p text:style-name="Standard"><text:s text:c="2"/>rename <text:s text:c="5"/>Rename a container</text:p>
      <text:p text:style-name="Standard"><text:soft-page-break/><text:s text:c="2"/>restart <text:s text:c="4"/>Restart one or more containers</text:p>
      <text:p text:style-name="Standard"><text:s text:c="2"/>rm <text:s text:c="9"/>Remove one or more containers</text:p>
      <text:p text:style-name="Standard"><text:s text:c="2"/>rmi <text:s text:c="8"/>Remove one or more images</text:p>
      <text:p text:style-name="Standard"><text:s text:c="2"/>run <text:s text:c="8"/>Run a command in a new container</text:p>
      <text:p text:style-name="Standard"><text:s text:c="2"/>save <text:s text:c="7"/>Save one or more images to a tar archive (streamed to STDOUT by de <text:s text:c="87"/>fault)</text:p>
      <text:p text:style-name="Standard"><text:s text:c="2"/>search <text:s text:c="5"/>Search the Docker Hub for images</text:p>
      <text:p text:style-name="Standard"><text:s text:c="2"/>start <text:s text:c="6"/>Start one or more stopped containers</text:p>
      <text:p text:style-name="Standard"><text:s text:c="2"/>stats <text:s text:c="6"/>Display a live stream of container(s) resource usage statistics</text:p>
      <text:p text:style-name="Standard"><text:s text:c="2"/>stop <text:s text:c="7"/>Stop one or more running containers</text:p>
      <text:p text:style-name="Standard"><text:s text:c="2"/>tag <text:s text:c="8"/>Create a tag TARGET_IMAGE that refers to SOURCE_IMAGE</text:p>
      <text:p text:style-name="Standard"><text:s text:c="2"/>top <text:s text:c="8"/>Display the running processes of a container</text:p>
      <text:p text:style-name="Standard"><text:s text:c="2"/>unpause <text:s text:c="4"/>Unpause all processes within one or more containers</text:p>
      <text:p text:style-name="Standard"><text:s text:c="2"/>update <text:s text:c="5"/>Update configuration of one or more containers</text:p>
      <text:p text:style-name="Standard"><text:s text:c="2"/>version <text:s text:c="4"/>Show the Docker version information</text:p>
      <text:p text:style-name="Standard"><text:s text:c="2"/>wait <text:s text:c="7"/>Block until one or more containers stop, then print their exit cod <text:s text:c="87"/>es</text:p>
      <text:p text:style-name="Standard"/>
      <text:p text:style-name="Standard">Run 'docker COMMAND --help' for more information on a command.</text:p>
      <text:p text:style-name="Standard"/>
      <text:p text:style-name="Standard">ubuntu@ip-172-31-40-86:~$ docker -v</text:p>
      <text:p text:style-name="Standard">Docker version 18.06.1-ce, build e68fc7a</text:p>
      <text:p text:style-name="Standard">ubuntu@ip-172-31-40-86:~$ cd /home/ubuntu</text:p>
      <text:p text:style-name="Standard">ubuntu@ip-172-31-40-86:~$ ~</text:p>
      <text:p text:style-name="Standard">-bash: /home/ubuntu: Is a directory</text:p>
      <text:p text:style-name="Standard">ubuntu@ip-172-31-40-86:~$ mkdir xyz</text:p>
      <text:p text:style-name="Standard">ubuntu@ip-172-31-40-86:~$ cd /xyz</text:p>
      <text:p text:style-name="Standard">-bash: cd: /xyz: No such file or directory</text:p>
      <text:p text:style-name="Standard">ubuntu@ip-172-31-40-86:~$ ls</text:p>
      <text:p text:style-name="Standard">snap <text:s/>xyz</text:p>
      <text:p text:style-name="Standard">ubuntu@ip-172-31-40-86:~$ cd xyz/</text:p>
      <text:p text:style-name="Standard">ubuntu@ip-172-31-40-86:~/xyz$ cd ..</text:p>
      <text:p text:style-name="Standard">ubuntu@ip-172-31-40-86:~$ pwd</text:p>
      <text:p text:style-name="Standard">/home/ubuntu</text:p>
      <text:p text:style-name="Standard">ubuntu@ip-172-31-40-86:~$ sudo su</text:p>
      <text:p text:style-name="Standard">root@ip-172-31-40-86:/home/ubuntu# apt-get update</text:p>
      <text:p text:style-name="Standard">Hit:1 http://us-east-2.ec2.archive.ubuntu.com/ubuntu bionic InRelease</text:p>
      <text:p text:style-name="Standard">Get:2 http://us-east-2.ec2.archive.ubuntu.com/ubuntu bionic-updates InRelease [88.7 kB]</text:p>
      <text:p text:style-name="Standard">Get:3 http://us-east-2.ec2.archive.ubuntu.com/ubuntu bionic-backports InRelease [74.6 kB]</text:p>
      <text:p text:style-name="Standard">Get:4 http://security.ubuntu.com/ubuntu bionic-security InRelease [88.7 kB]</text:p>
      <text:p text:style-name="Standard">Get:5 http://us-east-2.ec2.archive.ubuntu.com/ubuntu bionic/universe amd64 Packages [8570 kB]</text:p>
      <text:p text:style-name="Standard">Get:6 http://us-east-2.ec2.archive.ubuntu.com/ubuntu bionic/universe Translation-en [4941 kB]</text:p>
      <text:p text:style-name="Standard">Get:7 http://us-east-2.ec2.archive.ubuntu.com/ubuntu bionic/multiverse amd64 Packages [151 kB]</text:p>
      <text:p text:style-name="Standard">Get:8 http://us-east-2.ec2.archive.ubuntu.com/ubuntu bionic/multiverse Translation-en [108 kB]</text:p>
      <text:p text:style-name="Standard">Get:9 http://us-east-2.ec2.archive.ubuntu.com/ubuntu bionic-updates/main amd64 Packages [739 kB]</text:p>
      <text:p text:style-name="Standard">Get:10 http://us-east-2.ec2.archive.ubuntu.com/ubuntu bionic-updates/main Translation-en [266 kB]</text:p>
      <text:p text:style-name="Standard">Get:11 http://us-east-2.ec2.archive.ubuntu.com/ubuntu bionic-updates/restricted amd64 Packages [14.5 kB]</text:p>
      <text:p text:style-name="Standard">Get:12 http://us-east-2.ec2.archive.ubuntu.com/ubuntu bionic-updates/restricted Translation-en [4736 <text:soft-page-break/>B]</text:p>
      <text:p text:style-name="Standard">Get:13 http://us-east-2.ec2.archive.ubuntu.com/ubuntu bionic-updates/universe amd64 Packages [1006 kB]</text:p>
      <text:p text:style-name="Standard">Get:14 http://us-east-2.ec2.archive.ubuntu.com/ubuntu bionic-updates/universe Translation-en [309 kB]</text:p>
      <text:p text:style-name="Standard">Get:15 http://us-east-2.ec2.archive.ubuntu.com/ubuntu bionic-updates/multiverse amd64 Packages [7528 B]</text:p>
      <text:p text:style-name="Standard">Get:16 http://us-east-2.ec2.archive.ubuntu.com/ubuntu bionic-updates/multiverse Translation-en [3868 B]</text:p>
      <text:p text:style-name="Standard">Get:17 http://us-east-2.ec2.archive.ubuntu.com/ubuntu bionic-backports/main amd64 Packages [2512 B]</text:p>
      <text:p text:style-name="Standard">Get:18 http://us-east-2.ec2.archive.ubuntu.com/ubuntu bionic-backports/main Translation-en [1644 B]</text:p>
      <text:p text:style-name="Standard">Get:19 http://us-east-2.ec2.archive.ubuntu.com/ubuntu bionic-backports/universe amd64 Packages [4020 B]</text:p>
      <text:p text:style-name="Standard">Get:20 http://us-east-2.ec2.archive.ubuntu.com/ubuntu bionic-backports/universe Translation-en [1856 B]</text:p>
      <text:p text:style-name="Standard">Get:21 http://security.ubuntu.com/ubuntu bionic-security/main amd64 Packages [516 kB]</text:p>
      <text:p text:style-name="Standard">Get:22 http://security.ubuntu.com/ubuntu bionic-security/main Translation-en [173 kB]</text:p>
      <text:p text:style-name="Standard">Get:23 http://security.ubuntu.com/ubuntu bionic-security/restricted amd64 Packages [7648 B]</text:p>
      <text:p text:style-name="Standard">Get:24 http://security.ubuntu.com/ubuntu bionic-security/restricted Translation-en [3064 B]</text:p>
      <text:p text:style-name="Standard">Get:25 http://security.ubuntu.com/ubuntu bionic-security/universe amd64 Packages [607 kB]</text:p>
      <text:p text:style-name="Standard">Get:26 http://security.ubuntu.com/ubuntu bionic-security/universe Translation-en [202 kB]</text:p>
      <text:p text:style-name="Standard">Get:27 http://security.ubuntu.com/ubuntu bionic-security/multiverse amd64 Packages [4904 B]</text:p>
      <text:p text:style-name="Standard">Get:28 http://security.ubuntu.com/ubuntu bionic-security/multiverse Translation-en [2396 B]</text:p>
      <text:p text:style-name="Standard">Fetched 17.9 MB in 4s (4761 kB/s)</text:p>
      <text:p text:style-name="Standard">Reading package lists... Done</text:p>
      <text:p text:style-name="Standard">root@ip-172-31-40-86:/home/ubuntu# apt-get install docker.io</text:p>
      <text:p text:style-name="Standard">Reading package lists... Done</text:p>
      <text:p text:style-name="Standard">Building dependency tree</text:p>
      <text:p text:style-name="Standard">Reading state information... Done</text:p>
      <text:p text:style-name="Standard">The following additional packages will be installed:</text:p>
      <text:p text:style-name="Standard"><text:s text:c="2"/>bridge-utils cgroupfs-mount containerd pigz runc ubuntu-fan</text:p>
      <text:p text:style-name="Standard">Suggested packages:</text:p>
      <text:p text:style-name="Standard"><text:s text:c="2"/>ifupdown aufs-tools debootstrap docker-doc rinse zfs-fuse | zfsutils</text:p>
      <text:p text:style-name="Standard">The following NEW packages will be installed:</text:p>
      <text:p text:style-name="Standard"><text:s text:c="2"/>bridge-utils cgroupfs-mount containerd docker.io pigz runc ubuntu-fan</text:p>
      <text:p text:style-name="Standard">0 upgraded, 7 newly installed, 0 to remove and 63 not upgraded.</text:p>
      <text:p text:style-name="Standard">Need to get 52.2 MB of archives.</text:p>
      <text:p text:style-name="Standard">After this operation, 257 MB of additional disk space will be used.</text:p>
      <text:p text:style-name="Standard">Do you want to continue? [Y/n] y</text:p>
      <text:p text:style-name="Standard">Get:1 http://us-east-2.ec2.archive.ubuntu.com/ubuntu bionic/universe amd64 pigz amd64 2.4-1 [57.4 kB]</text:p>
      <text:p text:style-name="Standard">Get:2 http://us-east-2.ec2.archive.ubuntu.com/ubuntu bionic/main amd64 bridge-utils amd64 1.5-15ubuntu1 [30.1 kB]</text:p>
      <text:p text:style-name="Standard">Get:3 http://us-east-2.ec2.archive.ubuntu.com/ubuntu bionic/universe amd64 cgroupfs-mount all 1.4 [6320 B]</text:p>
      <text:p text:style-name="Standard">Get:4 http://us-east-2.ec2.archive.ubuntu.com/ubuntu bionic-updates/universe amd64 runc amd64 1.0.0~rc7+git20190403.029124da-0ubuntu1~18.04.2 [1903 kB]</text:p>
      <text:p text:style-name="Standard">Get:5 http://us-east-2.ec2.archive.ubuntu.com/ubuntu bionic-updates/universe amd64 containerd amd64 1.2.6-0ubuntu1~18.04.2 [19.4 MB]</text:p>
      <text:p text:style-name="Standard"><text:soft-page-break/>Get:6 http://us-east-2.ec2.archive.ubuntu.com/ubuntu bionic-updates/universe amd64 docker.io amd64 18.09.7-0ubuntu1~18.04.4 [30.7 MB]</text:p>
      <text:p text:style-name="Standard">Get:7 http://us-east-2.ec2.archive.ubuntu.com/ubuntu bionic/main amd64 ubuntu-fan all 0.12.10 [34.7 kB]</text:p>
      <text:p text:style-name="Standard">Fetched 52.2 MB in 1s (58.0 MB/s)</text:p>
      <text:p text:style-name="Standard">Preconfiguring packages ...</text:p>
      <text:p text:style-name="Standard">Selecting previously unselected package pigz.</text:p>
      <text:p text:style-name="Standard">(Reading database ... 56638 files and directories currently installed.)</text:p>
      <text:p text:style-name="Standard">Preparing to unpack .../0-pigz_2.4-1_amd64.deb ...</text:p>
      <text:p text:style-name="Standard">Unpacking pigz (2.4-1) ...</text:p>
      <text:p text:style-name="Standard">Selecting previously unselected package bridge-utils.</text:p>
      <text:p text:style-name="Standard">Preparing to unpack .../1-bridge-utils_1.5-15ubuntu1_amd64.deb ...</text:p>
      <text:p text:style-name="Standard">Unpacking bridge-utils (1.5-15ubuntu1) ...</text:p>
      <text:p text:style-name="Standard">Selecting previously unselected package cgroupfs-mount.</text:p>
      <text:p text:style-name="Standard">Preparing to unpack .../2-cgroupfs-mount_1.4_all.deb ...</text:p>
      <text:p text:style-name="Standard">Unpacking cgroupfs-mount (1.4) ...</text:p>
      <text:p text:style-name="Standard">Selecting previously unselected package runc.</text:p>
      <text:p text:style-name="Standard">Preparing to unpack .../3-runc_1.0.0~rc7+git20190403.029124da-0ubuntu1~18.04.2_amd64.deb ...</text:p>
      <text:p text:style-name="Standard">Unpacking runc (1.0.0~rc7+git20190403.029124da-0ubuntu1~18.04.2) ...</text:p>
      <text:p text:style-name="Standard">Selecting previously unselected package containerd.</text:p>
      <text:p text:style-name="Standard">Preparing to unpack .../4-containerd_1.2.6-0ubuntu1~18.04.2_amd64.deb ...</text:p>
      <text:p text:style-name="Standard">Unpacking containerd (1.2.6-0ubuntu1~18.04.2) ...</text:p>
      <text:p text:style-name="Standard">Selecting previously unselected package docker.io.</text:p>
      <text:p text:style-name="Standard">Preparing to unpack .../5-docker.io_18.09.7-0ubuntu1~18.04.4_amd64.deb ...</text:p>
      <text:p text:style-name="Standard">Unpacking docker.io (18.09.7-0ubuntu1~18.04.4) ...</text:p>
      <text:p text:style-name="Standard">Selecting previously unselected package ubuntu-fan.</text:p>
      <text:p text:style-name="Standard">Preparing to unpack .../6-ubuntu-fan_0.12.10_all.deb ...</text:p>
      <text:p text:style-name="Standard">Unpacking ubuntu-fan (0.12.10) ...</text:p>
      <text:p text:style-name="Standard">Setting up runc (1.0.0~rc7+git20190403.029124da-0ubuntu1~18.04.2) ...</text:p>
      <text:p text:style-name="Standard">Processing triggers for ureadahead (0.100.0-21) ...</text:p>
      <text:p text:style-name="Standard">Setting up cgroupfs-mount (1.4) ...</text:p>
      <text:p text:style-name="Standard">Setting up containerd (1.2.6-0ubuntu1~18.04.2) ...</text:p>
      <text:p text:style-name="Standard">Created symlink /etc/systemd/system/multi-user.target.wants/containerd.service → /lib/systemd/system/containerd.service.</text:p>
      <text:p text:style-name="Standard">Setting up bridge-utils (1.5-15ubuntu1) ...</text:p>
      <text:p text:style-name="Standard">Setting up ubuntu-fan (0.12.10) ...</text:p>
      <text:p text:style-name="Standard">Created symlink /etc/systemd/system/multi-user.target.wants/ubuntu-fan.service → /lib/systemd/system/ubuntu-fan.service.</text:p>
      <text:p text:style-name="Standard">Processing triggers for systemd (237-3ubuntu10.24) ...</text:p>
      <text:p text:style-name="Standard">Processing triggers for man-db (2.8.3-2ubuntu0.1) ...</text:p>
      <text:p text:style-name="Standard">Setting up pigz (2.4-1) ...</text:p>
      <text:p text:style-name="Standard">Setting up docker.io (18.09.7-0ubuntu1~18.04.4) ...</text:p>
      <text:p text:style-name="Standard">Adding group `docker' (GID 115) ...</text:p>
      <text:p text:style-name="Standard">Done.</text:p>
      <text:p text:style-name="Standard">Created symlink /etc/systemd/system/sockets.target.wants/docker.socket → /lib/systemd/system/docker.socket.</text:p>
      <text:p text:style-name="Standard">Processing triggers for ureadahead (0.100.0-21) ...</text:p>
      <text:p text:style-name="Standard">Processing triggers for systemd (237-3ubuntu10.24) ...</text:p>
      <text:p text:style-name="Standard">root@ip-172-31-40-86:/home/ubuntu# docker --version</text:p>
      <text:p text:style-name="Standard"><text:soft-page-break/>Docker version 18.09.7, build 2d0083d</text:p>
      <text:p text:style-name="Standard">root@ip-172-31-40-86:/home/ubuntu# docker ps</text:p>
      <text:p text:style-name="Standard">CONTAINER ID <text:s text:c="7"/>IMAGE <text:s text:c="14"/>COMMAND <text:s text:c="12"/>CREATED <text:s text:c="12"/>STATUS <text:s text:c="13"/>PORTS <text:s text:c="14"/>NAMES</text:p>
      <text:p text:style-name="Standard">root@ip-172-31-40-86:/home/ubuntu# docker ps -a</text:p>
      <text:p text:style-name="Standard">CONTAINER ID <text:s text:c="7"/>IMAGE <text:s text:c="14"/>COMMAND <text:s text:c="12"/>CREATED <text:s text:c="12"/>STATUS <text:s text:c="13"/>PORTS <text:s text:c="14"/>NAMES</text:p>
      <text:p text:style-name="Standard">root@ip-172-31-40-86:/home/ubuntu# docker run ubuntu</text:p>
      <text:p text:style-name="Standard">Unable to find image 'ubuntu:latest' locally</text:p>
      <text:p text:style-name="Standard">latest: Pulling from library/ubuntu</text:p>
      <text:p text:style-name="Standard">5667fdb72017: Pull complete</text:p>
      <text:p text:style-name="Standard">d83811f270d5: Pull complete</text:p>
      <text:p text:style-name="Standard">ee671aafb583: Pull complete</text:p>
      <text:p text:style-name="Standard">7fc152dfb3a6: Pull complete</text:p>
      <text:p text:style-name="Standard">Digest: sha256:b88f8848e9a1a4e4558ba7cfc4acc5879e1d0e7ac06401409062ad2627e6fb58</text:p>
      <text:p text:style-name="Standard">Status: Downloaded newer image for ubuntu:latest</text:p>
      <text:p text:style-name="Standard">root@ip-172-31-40-86:/home/ubuntu# docker ps -a</text:p>
      <text:p text:style-name="Standard">CONTAINER ID <text:s text:c="7"/>IMAGE <text:s text:c="14"/>COMMAND <text:s text:c="12"/>CREATED <text:s text:c="12"/>STATUS <text:s text:c="20"/>PORTS <text:s text:c="14"/>NAMES</text:p>
      <text:p text:style-name="Standard">855988a3e400 <text:s text:c="7"/>ubuntu <text:s text:c="13"/>"/bin/bash" <text:s text:c="8"/>6 seconds ago <text:s text:c="6"/>Exited (0) 5 seconds ago <text:s text:c="22"/>suspicious_stallman</text:p>
      <text:p text:style-name="Standard">root@ip-172-31-40-86:/home/ubuntu# docker ps</text:p>
      <text:p text:style-name="Standard">CONTAINER ID <text:s text:c="7"/>IMAGE <text:s text:c="14"/>COMMAND <text:s text:c="12"/>CREATED <text:s text:c="12"/>STATUS <text:s text:c="13"/>PORTS <text:s text:c="14"/>NAMES</text:p>
      <text:p text:style-name="Standard">root@ip-172-31-40-86:/home/ubuntu# docker images</text:p>
      <text:p text:style-name="Standard">REPOSITORY <text:s text:c="9"/>TAG <text:s text:c="16"/>IMAGE ID <text:s text:c="11"/>CREATED <text:s text:c="12"/>SIZE</text:p>
      <text:p text:style-name="Standard">ubuntu <text:s text:c="13"/>latest <text:s text:c="13"/>2ca708c1c9cc <text:s text:c="7"/>11 hours ago <text:s text:c="7"/>64.2MB</text:p>
      <text:p text:style-name="Standard">root@ip-172-31-40-86:/home/ubuntu# docker commit myapp mynginx</text:p>
      <text:p text:style-name="Standard">Error response from daemon: No such container: myapp</text:p>
      <text:p text:style-name="Standard">root@ip-172-31-40-86:/home/ubuntu# docker commit suspicious_stallman mynginx</text:p>
      <text:p text:style-name="Standard">sha256:5fdbc5cd85ede5405f6c6cc2d21c2bcae1cbd8b7e7a4af2225036c3b80501f33</text:p>
      <text:p text:style-name="Standard">root@ip-172-31-40-86:/home/ubuntu# docker images</text:p>
      <text:p text:style-name="Standard">REPOSITORY <text:s text:c="9"/>TAG <text:s text:c="16"/>IMAGE ID <text:s text:c="11"/>CREATED <text:s text:c="12"/>SIZE</text:p>
      <text:p text:style-name="Standard">mynginx <text:s text:c="12"/>latest <text:s text:c="13"/>5fdbc5cd85ed <text:s text:c="7"/>7 seconds ago <text:s text:c="6"/>64.2MB</text:p>
      <text:p text:style-name="Standard">ubuntu <text:s text:c="13"/>latest <text:s text:c="13"/>2ca708c1c9cc <text:s text:c="7"/>11 hours ago <text:s text:c="7"/>64.2MB</text:p>
      <text:p text:style-name="Standard">root@ip-172-31-40-86:/home/ubuntu# docker ps</text:p>
      <text:p text:style-name="Standard">CONTAINER ID <text:s text:c="7"/>IMAGE <text:s text:c="14"/>COMMAND <text:s text:c="12"/>CREATED <text:s text:c="12"/>STATUS <text:s text:c="13"/>PORTS <text:s text:c="14"/>NAMES</text:p>
      <text:p text:style-name="Standard">root@ip-172-31-40-86:/home/ubuntu# docker ps -a</text:p>
      <text:p text:style-name="Standard">CONTAINER ID <text:s text:c="7"/>IMAGE <text:s text:c="14"/>COMMAND <text:s text:c="12"/>CREATED <text:s text:c="12"/>STATUS <text:s text:c="21"/>PORTS <text:s text:c="14"/>NAMES</text:p>
      <text:p text:style-name="Standard">855988a3e400 <text:s text:c="7"/>ubuntu <text:s text:c="13"/>"/bin/bash" <text:s text:c="8"/>16 minutes ago <text:s text:c="5"/>Exited (0) 16 minutes ago <text:s text:c="22"/>suspicious_stallman</text:p>
      <text:p text:style-name="Standard">root@ip-172-31-40-86:/home/ubuntu# docker rm -f $(docker ps -a -q)^C</text:p>
      <text:p text:style-name="Standard">root@ip-172-31-40-86:/home/ubuntu# docker rmi $(docker images -q)^C</text:p>
      <text:p text:style-name="Standard">root@ip-172-31-40-86:/home/ubuntu# docker exec -t myapp bash ^C</text:p>
      <text:p text:style-name="Standard">root@ip-172-31-40-86:/home/ubuntu# history</text:p>
      <text:p text:style-name="Standard"><text:s text:c="4"/>1 <text:s/>apt-get update</text:p>
      <text:p text:style-name="Standard"><text:s text:c="4"/>2 <text:s/>apt-get install docker.io</text:p>
      <text:p text:style-name="Standard"><text:soft-page-break/><text:s text:c="4"/>3 <text:s/>docker --version</text:p>
      <text:p text:style-name="Standard"><text:s text:c="4"/>4 <text:s/>docker ps</text:p>
      <text:p text:style-name="Standard"><text:s text:c="4"/>5 <text:s/>docker ps -a</text:p>
      <text:p text:style-name="Standard"><text:s text:c="4"/>6 <text:s/>docker run ubuntu</text:p>
      <text:p text:style-name="Standard"><text:s text:c="4"/>7 <text:s/>docker ps -a</text:p>
      <text:p text:style-name="Standard"><text:s text:c="4"/>8 <text:s/>docker ps</text:p>
      <text:p text:style-name="Standard"><text:s text:c="4"/>9 <text:s/>docker images</text:p>
      <text:p text:style-name="Standard"><text:s text:c="3"/>10 <text:s/>docker commit myapp mynginx</text:p>
      <text:p text:style-name="Standard"><text:s text:c="3"/>11 <text:s/>docker commit suspicious_stallman mynginx</text:p>
      <text:p text:style-name="Standard"><text:s text:c="3"/>12 <text:s/>docker images</text:p>
      <text:p text:style-name="Standard"><text:s text:c="3"/>13 <text:s/>docker ps</text:p>
      <text:p text:style-name="Standard"><text:s text:c="3"/>14 <text:s/>docker ps -a</text:p>
      <text:p text:style-name="Standard"><text:s text:c="3"/>15 <text:s/>history</text:p>
      <text:p text:style-name="Standard">root@ip-172-31-40-86:/home/ubuntu# docker ps -a</text:p>
      <text:p text:style-name="Standard">CONTAINER ID <text:s text:c="7"/>IMAGE <text:s text:c="14"/>COMMAND <text:s text:c="12"/>CREATED <text:s text:c="12"/>STATUS <text:s text:c="24"/>PORTS <text:s text:c="14"/>NAMES</text:p>
      <text:p text:style-name="Standard">855988a3e400 <text:s text:c="7"/>ubuntu <text:s text:c="13"/>"/bin/bash" <text:s text:c="8"/>About an hour ago <text:s text:c="2"/>Exited (0) About an hour ago <text:s text:c="22"/>suspicious_stallman</text:p>
      <text:p text:style-name="Standard">root@ip-172-31-40-86:/home/ubuntu# docker tag ubuntu:7.0 rajib667/mycustom</text:p>
      <text:p text:style-name="Standard">Error response from daemon: No such image: ubuntu:7.0</text:p>
      <text:p text:style-name="Standard">root@ip-172-31-40-86:/home/ubuntu# docker tag ubuntu rajib667/mycustom</text:p>
      <text:p text:style-name="Standard">root@ip-172-31-40-86:/home/ubuntu# docker login</text:p>
      <text:p text:style-name="Standard">Login with your Docker ID to push and pull images from Docker Hub. If you don't have a Docker ID, head over to https://hub.docker.com to create one.</text:p>
      <text:p text:style-name="Standard">Username: rajib667</text:p>
      <text:p text:style-name="Standard">Password:</text:p>
      <text:p text:style-name="Standard">WARNING! Your password will be stored unencrypted in /root/.docker/config.json.</text:p>
      <text:p text:style-name="Standard">Configure a credential helper to remove this warning. See</text:p>
      <text:p text:style-name="Standard">https://docs.docker.com/engine/reference/commandline/login/#credentials-store</text:p>
      <text:p text:style-name="Standard"/>
      <text:p text:style-name="Standard">Login Succeeded</text:p>
      <text:p text:style-name="Standard">root@ip-172-31-40-86:/home/ubuntu# docker push rajib667\mycustom</text:p>
      <text:p text:style-name="Standard">The push refers to repository [docker.io/library/rajib667mycustom]</text:p>
      <text:p text:style-name="Standard">An image does not exist locally with the tag: rajib667mycustom</text:p>
      <text:p text:style-name="Standard">root@ip-172-31-40-86:/home/ubuntu# docker push rajib667/mycustom</text:p>
      <text:p text:style-name="Standard">The push refers to repository [docker.io/rajib667/mycustom]</text:p>
      <text:p text:style-name="Standard">e80c789bc6ac: Mounted from library/ubuntu</text:p>
      <text:p text:style-name="Standard">6c3332381368: Mounted from library/ubuntu</text:p>
      <text:p text:style-name="Standard">ef1a1ec5bba9: Mounted from library/ubuntu</text:p>
      <text:p text:style-name="Standard">a1aa3da2a80a: Mounted from library/ubuntu</text:p>
      <text:p text:style-name="Standard">latest: digest: sha256:1bbdea4846231d91cce6c7ff3907d26fca444fd6b7e3c282b90c7fe4251f9f86 size: 1152</text:p>
      <text:p text:style-name="Standard">root@ip-172-31-40-86:/home/ubuntu# history</text:p>
      <text:p text:style-name="Standard"><text:s text:c="4"/>1 <text:s/>apt-get update</text:p>
      <text:p text:style-name="Standard"><text:s text:c="4"/>2 <text:s/>apt-get install docker.io</text:p>
      <text:p text:style-name="Standard"><text:s text:c="4"/>3 <text:s/>docker --version</text:p>
      <text:p text:style-name="Standard"><text:s text:c="4"/>4 <text:s/>docker ps</text:p>
      <text:p text:style-name="Standard"><text:s text:c="4"/>5 <text:s/>docker ps -a</text:p>
      <text:p text:style-name="Standard"><text:s text:c="4"/>6 <text:s/>docker run ubuntu</text:p>
      <text:p text:style-name="Standard"><text:soft-page-break/><text:s text:c="4"/>7 <text:s/>docker ps -a</text:p>
      <text:p text:style-name="Standard"><text:s text:c="4"/>8 <text:s/>docker ps</text:p>
      <text:p text:style-name="Standard"><text:s text:c="4"/>9 <text:s/>docker images</text:p>
      <text:p text:style-name="Standard"><text:s text:c="3"/>10 <text:s/>docker commit myapp mynginx</text:p>
      <text:p text:style-name="Standard"><text:s text:c="3"/>11 <text:s/>docker commit suspicious_stallman mynginx</text:p>
      <text:p text:style-name="Standard"><text:s text:c="3"/>12 <text:s/>docker images</text:p>
      <text:p text:style-name="Standard"><text:s text:c="3"/>13 <text:s/>docker ps</text:p>
      <text:p text:style-name="Standard"><text:s text:c="3"/>14 <text:s/>docker ps -a</text:p>
      <text:p text:style-name="Standard"><text:s text:c="3"/>15 <text:s/>history</text:p>
      <text:p text:style-name="Standard"><text:s text:c="3"/>16 <text:s/>docker ps -a</text:p>
      <text:p text:style-name="Standard"><text:s text:c="3"/>17 <text:s/>docker tag ubuntu:7.0 rajib667/mycustom</text:p>
      <text:p text:style-name="Standard"><text:s text:c="3"/>18 <text:s/>docker tag ubuntu rajib667/mycustom</text:p>
      <text:p text:style-name="Standard"><text:s text:c="3"/>19 <text:s/>docker login</text:p>
      <text:p text:style-name="Standard"><text:s text:c="3"/>20 <text:s/>docker push rajib667\mycustom</text:p>
      <text:p text:style-name="Standard"><text:s text:c="3"/>21 <text:s/>docker push rajib667/mycustom</text:p>
      <text:p text:style-name="Standard"><text:s text:c="3"/>22 <text:s/>history</text:p>
      <text:p text:style-name="Standard">root@ip-172-31-40-86:/home/ubuntu# docker run -d -p 8293:80 rajib667/mycustom</text:p>
      <text:p text:style-name="Standard">48bbd6b49441519d073699ac8590bb50b748b262aae330463c192d59311f8804</text:p>
      <text:p text:style-name="Standard">root@ip-172-31-40-86:/home/ubuntu# docker ps -a</text:p>
      <text:p text:style-name="Standard">CONTAINER ID <text:s text:c="7"/>IMAGE <text:s text:c="14"/>COMMAND <text:s text:c="12"/>CREATED <text:s text:c="12"/>STATUS <text:s text:c="24"/>PORTS <text:s text:c="14"/>NAMES</text:p>
      <text:p text:style-name="Standard">48bbd6b49441 <text:s text:c="7"/>rajib667/mycustom <text:s text:c="2"/>"/bin/bash" <text:s text:c="8"/>23 seconds ago <text:s text:c="5"/>Exited (0) 22 seconds ago <text:s text:c="25"/>gracious_wright</text:p>
      <text:p text:style-name="Standard">855988a3e400 <text:s text:c="7"/>ubuntu <text:s text:c="13"/>"/bin/bash" <text:s text:c="8"/>About an hour ago <text:s text:c="2"/>Exited (0) About an hour ago <text:s text:c="22"/>suspicious_stallman</text:p>
      <text:p text:style-name="Standard">root@ip-172-31-40-86:/home/ubuntu# ^C</text:p>
      <text:p text:style-name="Standard">root@ip-172-31-40-86:/home/ubuntu# docker ps</text:p>
      <text:p text:style-name="Standard">CONTAINER ID <text:s text:c="7"/>IMAGE <text:s text:c="14"/>COMMAND <text:s text:c="12"/>CREATED <text:s text:c="12"/>STATUS <text:s text:c="13"/>PORTS <text:s text:c="14"/>NAMES</text:p>
      <text:p text:style-name="Standard">root@ip-172-31-40-86:/home/ubuntu# docker run -d -p 8080:80 --name myapp nginx</text:p>
      <text:p text:style-name="Standard">Unable to find image 'nginx:latest' locally</text:p>
      <text:p text:style-name="Standard">latest: Pulling from library/nginx</text:p>
      <text:p text:style-name="Standard">b8f262c62ec6: Pull complete</text:p>
      <text:p text:style-name="Standard">a6639d774c21: Pull complete</text:p>
      <text:p text:style-name="Standard">22a7aa8442bf: Pull complete</text:p>
      <text:p text:style-name="Standard">Digest: sha256:9688d0dae8812dd2437947b756393eb0779487e361aa2ffbc3a529dca61f102c</text:p>
      <text:p text:style-name="Standard">Status: Downloaded newer image for nginx:latest</text:p>
      <text:p text:style-name="Standard">34ed3f6b5cf561c5a1d6606bf358604f0d29b9fe1715cf5721407064b20fe7df</text:p>
      <text:p text:style-name="Standard">root@ip-172-31-40-86:/home/ubuntu# docker ps -a</text:p>
      <text:p text:style-name="Standard">CONTAINER ID <text:s text:c="7"/>IMAGE <text:s text:c="14"/>COMMAND <text:s text:c="17"/>CREATED <text:s text:c="12"/>STATUS <text:s text:c="21"/>PORTS <text:s text:c="17"/>NAMES</text:p>
      <text:p text:style-name="Standard">34ed3f6b5cf5 <text:s text:c="7"/>nginx <text:s text:c="14"/>"nginx -g 'daemon of…" <text:s text:c="2"/>10 seconds ago <text:s text:c="5"/>Up 8 seconds <text:s text:c="15"/>0.0.0.0:8080-&gt;80/tcp <text:s text:c="2"/>myapp</text:p>
      <text:p text:style-name="Standard">48bbd6b49441 <text:s text:c="7"/>rajib667/mycustom <text:s text:c="2"/>"/bin/bash" <text:s text:c="13"/>42 minutes ago <text:s text:c="5"/>Exited (0) 42 minutes ago <text:s text:c="25"/>gracious_wright</text:p>
      <text:p text:style-name="Standard">855988a3e400 <text:s text:c="7"/>ubuntu <text:s text:c="13"/>"/bin/bash" <text:s text:c="13"/>2 hours ago <text:s text:c="8"/>Exited (0) 2 hours ago <text:s text:c="28"/>suspicious_stallman</text:p>
      <text:p text:style-name="Standard">root@ip-172-31-40-86:/home/ubuntu# docker exec -it 34ed3f6b5cf5</text:p>
      <text:p text:style-name="Standard">"docker exec" requires at least 2 arguments.</text:p>
      <text:p text:style-name="Standard"><text:soft-page-break/>See 'docker exec --help'.</text:p>
      <text:p text:style-name="Standard"/>
      <text:p text:style-name="Standard">Usage: <text:s/>docker exec [OPTIONS] CONTAINER COMMAND [ARG...]</text:p>
      <text:p text:style-name="Standard"/>
      <text:p text:style-name="Standard">Run a command in a running container</text:p>
      <text:p text:style-name="Standard">root@ip-172-31-40-86:/home/ubuntu# docker exec -it 34ed3f6b5cf5 /bin/bash</text:p>
      <text:p text:style-name="Standard">root@34ed3f6b5cf5:/# ll</text:p>
      <text:p text:style-name="Standard">bash: ll: command not found</text:p>
      <text:p text:style-name="Standard">root@34ed3f6b5cf5:/# ls -a</text:p>
      <text:p text:style-name="Standard">. <text:s/>.. <text:s/>.dockerenv <text:s/>bin <text:s/>boot <text:s/>dev <text:s/>etc <text:s/>home <text:s/>lib <text:s/>lib64 <text:s/>media <text:s/>mnt <text:s/>opt <text:s/>proc <text:s/>root <text:s/>run <text:s/>sbin <text:s/>srv <text:s/>sys <text:s/>tmp <text:s/>usr <text:s/>var</text:p>
      <text:p text:style-name="Standard">root@34ed3f6b5cf5:/# cd /tmp/</text:p>
      <text:p text:style-name="Standard">root@34ed3f6b5cf5:/tmp# ls -a</text:p>
      <text:p text:style-name="Standard">. <text:s/>..</text:p>
      <text:p text:style-name="Standard">root@34ed3f6b5cf5:/tmp# cd ..</text:p>
      <text:p text:style-name="Standard">root@34ed3f6b5cf5:/# cd var/</text:p>
      <text:p text:style-name="Standard">root@34ed3f6b5cf5:/var# ls -a</text:p>
      <text:p text:style-name="Standard">. <text:s/>.. <text:s/>backups <text:s/>cache <text:s/>lib <text:s/>local <text:s/>lock <text:s/>log <text:s/>mail <text:s/>opt <text:s/>run <text:s/>spool <text:s/>tmp</text:p>
      <text:p text:style-name="Standard">root@34ed3f6b5cf5:/var# cd /etc/</text:p>
      <text:p text:style-name="Standard">root@34ed3f6b5cf5:/etc# ll</text:p>
      <text:p text:style-name="Standard">bash: ll: command not found</text:p>
      <text:p text:style-name="Standard">root@34ed3f6b5cf5:/etc# ls -a</text:p>
      <text:p text:style-name="Standard">. <text:s text:c="12"/>bindresvport.blacklist <text:s/>environment <text:s/>gshadow- <text:s text:c="2"/>issue.net <text:s text:c="5"/>login.defs <text:s text:c="2"/>nsswitch.conf <text:s/>profile <text:s text:c="3"/>rc5.d <text:s text:c="7"/>selinux <text:s/>systemd</text:p>
      <text:p text:style-name="Standard">.. <text:s text:c="11"/>cron.daily <text:s text:c="13"/>fonts <text:s text:c="7"/>host.conf <text:s/>kernel <text:s text:c="8"/>logrotate.d <text:s/>opt <text:s text:c="11"/>profile.d <text:s/>rc6.d <text:s text:c="7"/>shadow <text:s text:c="2"/>terminfo</text:p>
      <text:p text:style-name="Standard">.pwd.lock <text:s text:c="4"/>debconf.conf <text:s text:c="11"/>fstab <text:s text:c="7"/>hostname <text:s text:c="2"/>ld.so.cache <text:s text:c="3"/>machine-id <text:s text:c="2"/>os-release <text:s text:c="4"/>rc0.d <text:s text:c="5"/>rcS.d <text:s text:c="7"/>shadow- <text:s/>timezone</text:p>
      <text:p text:style-name="Standard">adduser.conf <text:s/>debian_version <text:s text:c="9"/>gai.conf <text:s text:c="4"/>hosts <text:s text:c="5"/>ld.so.conf <text:s text:c="4"/>mke2fs.conf <text:s/>pam.conf <text:s text:c="6"/>rc1.d <text:s text:c="5"/>resolv.conf <text:s/>shells <text:s text:c="2"/>ucf.conf</text:p>
      <text:p text:style-name="Standard">alternatives <text:s/>default <text:s text:c="16"/>group <text:s text:c="7"/>init.d <text:s text:c="4"/>ld.so.conf.d <text:s text:c="2"/>motd <text:s text:c="8"/>pam.d <text:s text:c="9"/>rc2.d <text:s text:c="5"/>rmt <text:s text:c="9"/>skel <text:s text:c="4"/>update-motd.d</text:p>
      <text:p text:style-name="Standard">apt <text:s text:c="10"/>deluser.conf <text:s text:c="11"/>group- <text:s text:c="6"/>inputrc <text:s text:c="3"/>libaudit.conf <text:s/>mtab <text:s text:c="8"/>passwd <text:s text:c="8"/>rc3.d <text:s text:c="5"/>securetty <text:s text:c="3"/>subgid <text:s text:c="2"/>xattr.conf</text:p>
      <text:p text:style-name="Standard">bash.bashrc <text:s text:c="2"/>dpkg <text:s text:c="19"/>gshadow <text:s text:c="5"/>issue <text:s text:c="5"/>localtime <text:s text:c="5"/>nginx <text:s text:c="7"/>passwd- <text:s text:c="7"/>rc4.d <text:s text:c="5"/>security <text:s text:c="4"/>subuid</text:p>
      <text:p text:style-name="Standard">root@34ed3f6b5cf5:/etc# cd /usr/</text:p>
      <text:p text:style-name="Standard">root@34ed3f6b5cf5:/usr# ll</text:p>
      <text:p text:style-name="Standard">bash: ll: command not found</text:p>
      <text:p text:style-name="Standard">root@34ed3f6b5cf5:/usr# ls -a</text:p>
      <text:p text:style-name="Standard">. <text:s/>.. <text:s/>bin <text:s/>games <text:s/>include <text:s/>lib <text:s/>local <text:s/>sbin <text:s/>share <text:s/>src</text:p>
      <text:p text:style-name="Standard">root@34ed3f6b5cf5:/usr# cd share/</text:p>
      <text:p text:style-name="Standard">root@34ed3f6b5cf5:/usr/share# ls -a</text:p>
      <text:p text:style-name="Standard">. <text:s text:c="3"/>adduser <text:s text:c="5"/>bash-completion <text:s/>debconf <text:s text:c="5"/>doc <text:s text:c="6"/>fontconfig <text:s/>gdb <text:s text:c="2"/>keyrings <text:s/>locale <text:s/>misc <text:s text:c="2"/>pam-configs <text:s/>polkit-1 <text:s text:c="7"/>tabset <text:s text:c="3"/>zoneinfo</text:p>
      <text:p text:style-name="Standard">.. <text:s text:c="2"/>base-files <text:s text:c="2"/>bug <text:s text:c="13"/>debianutils <text:s/>doc-base <text:s/>fonts <text:s text:c="6"/>info <text:s/>libc-bin <text:s/>man <text:s text:c="4"/>nginx <text:s/>perl5 <text:s text:c="7"/>readline <text:s text:c="7"/>terminfo</text:p>
      <text:p text:style-name="Standard">X11 <text:s/>base-passwd <text:s/>common-licenses <text:s/>dict <text:s text:c="8"/>dpkg <text:s text:c="5"/>gcc-8 <text:s text:c="6"/>java <text:s/>lintian <text:s text:c="2"/>menu <text:s text:c="3"/>pam <text:s text:c="3"/>pixmaps <text:s text:c="5"/>sensible-utils <text:s/>xml</text:p>
      <text:p text:style-name="Standard"><text:soft-page-break/>root@34ed3f6b5cf5:/usr/share# cd nginx/</text:p>
      <text:p text:style-name="Standard">root@34ed3f6b5cf5:/usr/share/nginx# ll</text:p>
      <text:p text:style-name="Standard">bash: ll: command not found</text:p>
      <text:p text:style-name="Standard">root@34ed3f6b5cf5:/usr/share/nginx# ls</text:p>
      <text:p text:style-name="Standard">html</text:p>
      <text:p text:style-name="Standard">root@34ed3f6b5cf5:/usr/share/nginx# vi html/</text:p>
      <text:p text:style-name="Standard">bash: vi: command not found</text:p>
      <text:p text:style-name="Standard">root@34ed3f6b5cf5:/usr/share/nginx# cd html/</text:p>
      <text:p text:style-name="Standard">root@34ed3f6b5cf5:/usr/share/nginx/html# ls</text:p>
      <text:p text:style-name="Standard">50x.html <text:s/>index.html</text:p>
      <text:p text:style-name="Standard">root@34ed3f6b5cf5:/usr/share/nginx/html# vi index.html</text:p>
      <text:p text:style-name="Standard">bash: vi: command not found</text:p>
      <text:p text:style-name="Standard">root@34ed3f6b5cf5:/usr/share/nginx/html# apt-get install vim</text:p>
      <text:p text:style-name="Standard">Reading package lists... Done</text:p>
      <text:p text:style-name="Standard">Building dependency tree</text:p>
      <text:p text:style-name="Standard">Reading state information... Done</text:p>
      <text:p text:style-name="Standard">E: Unable to locate package vim</text:p>
      <text:p text:style-name="Standard">root@34ed3f6b5cf5:/usr/share/nginx/html# apt-install vim</text:p>
      <text:p text:style-name="Standard">bash: apt-install: command not found</text:p>
      <text:p text:style-name="Standard">root@34ed3f6b5cf5:/usr/share/nginx/html# apt-get update</text:p>
      <text:p text:style-name="Standard">Get:1 http://security-cdn.debian.org/debian-security buster/updates InRelease [39.1 kB]</text:p>
      <text:p text:style-name="Standard">Get:2 http://cdn-fastly.deb.debian.org/debian buster InRelease [122 kB]</text:p>
      <text:p text:style-name="Standard">Get:3 http://cdn-fastly.deb.debian.org/debian buster-updates InRelease [49.3 kB]</text:p>
      <text:p text:style-name="Standard">Get:4 http://security-cdn.debian.org/debian-security buster/updates/main amd64 Packages [86.3 kB]</text:p>
      <text:p text:style-name="Standard">Get:5 http://cdn-fastly.deb.debian.org/debian buster/main amd64 Packages [7899 kB]</text:p>
      <text:p text:style-name="Standard">Get:6 http://cdn-fastly.deb.debian.org/debian buster-updates/main amd64 Packages [3352 B]</text:p>
      <text:p text:style-name="Standard">Fetched 8198 kB in 2s (3382 kB/s)</text:p>
      <text:p text:style-name="Standard">Reading package lists... Done</text:p>
      <text:p text:style-name="Standard">root@34ed3f6b5cf5:/usr/share/nginx/html# apt-get install vim</text:p>
      <text:p text:style-name="Standard">Reading package lists... Done</text:p>
      <text:p text:style-name="Standard">Building dependency tree</text:p>
      <text:p text:style-name="Standard">Reading state information... Done</text:p>
      <text:p text:style-name="Standard">The following additional packages will be installed:</text:p>
      <text:p text:style-name="Standard"><text:s text:c="2"/>libgpm2 vim-common vim-runtime xxd</text:p>
      <text:p text:style-name="Standard">Suggested packages:</text:p>
      <text:p text:style-name="Standard"><text:s text:c="2"/>gpm ctags vim-doc vim-scripts</text:p>
      <text:p text:style-name="Standard">The following NEW packages will be installed:</text:p>
      <text:p text:style-name="Standard"><text:s text:c="2"/>libgpm2 vim vim-common vim-runtime xxd</text:p>
      <text:p text:style-name="Standard">0 upgraded, 5 newly installed, 0 to remove and 1 not upgraded.</text:p>
      <text:p text:style-name="Standard">Need to get 7425 kB of archives.</text:p>
      <text:p text:style-name="Standard">After this operation, 33.8 MB of additional disk space will be used.</text:p>
      <text:p text:style-name="Standard">Do you want to continue? [Y/n] y</text:p>
      <text:p text:style-name="Standard">Get:1 http://cdn-fastly.deb.debian.org/debian buster/main amd64 xxd amd64 2:8.1.0875-5 [140 kB]</text:p>
      <text:p text:style-name="Standard">Get:2 http://cdn-fastly.deb.debian.org/debian buster/main amd64 vim-common all 2:8.1.0875-5 [195 kB]</text:p>
      <text:p text:style-name="Standard">Get:3 http://cdn-fastly.deb.debian.org/debian buster/main amd64 libgpm2 amd64 1.20.7-5 [35.1 kB]</text:p>
      <text:p text:style-name="Standard">Get:4 http://cdn-fastly.deb.debian.org/debian buster/main amd64 vim-runtime all 2:8.1.0875-5 [5775 kB]</text:p>
      <text:p text:style-name="Standard">Get:5 http://cdn-fastly.deb.debian.org/debian buster/main amd64 vim amd64 2:8.1.0875-5 [1280 kB]</text:p>
      <text:p text:style-name="Standard"><text:soft-page-break/>Fetched 7425 kB in 1s (9883 kB/s)</text:p>
      <text:p text:style-name="Standard">debconf: delaying package configuration, since apt-utils is not installed</text:p>
      <text:p text:style-name="Standard">Selecting previously unselected package xxd.</text:p>
      <text:p text:style-name="Standard">(Reading database ... 7203 files and directories currently installed.)</text:p>
      <text:p text:style-name="Standard">Preparing to unpack .../xxd_2%3a8.1.0875-5_amd64.deb ...</text:p>
      <text:p text:style-name="Standard">Unpacking xxd (2:8.1.0875-5) ...</text:p>
      <text:p text:style-name="Standard">Selecting previously unselected package vim-common.</text:p>
      <text:p text:style-name="Standard">Preparing to unpack .../vim-common_2%3a8.1.0875-5_all.deb ...</text:p>
      <text:p text:style-name="Standard">Unpacking vim-common (2:8.1.0875-5) ...</text:p>
      <text:p text:style-name="Standard">Selecting previously unselected package libgpm2:amd64.</text:p>
      <text:p text:style-name="Standard">Preparing to unpack .../libgpm2_1.20.7-5_amd64.deb ...</text:p>
      <text:p text:style-name="Standard">Unpacking libgpm2:amd64 (1.20.7-5) ...</text:p>
      <text:p text:style-name="Standard">Selecting previously unselected package vim-runtime.</text:p>
      <text:p text:style-name="Standard">Preparing to unpack .../vim-runtime_2%3a8.1.0875-5_all.deb ...</text:p>
      <text:p text:style-name="Standard">Adding 'diversion of /usr/share/vim/vim81/doc/help.txt to /usr/share/vim/vim81/doc/help.txt.vim-tiny by vim-runtime'</text:p>
      <text:p text:style-name="Standard">Adding 'diversion of /usr/share/vim/vim81/doc/tags to /usr/share/vim/vim81/doc/tags.vim-tiny by vim-runtime'</text:p>
      <text:p text:style-name="Standard">Unpacking vim-runtime (2:8.1.0875-5) ...</text:p>
      <text:p text:style-name="Standard">Selecting previously unselected package vim.</text:p>
      <text:p text:style-name="Standard">Preparing to unpack .../vim_2%3a8.1.0875-5_amd64.deb ...</text:p>
      <text:p text:style-name="Standard">Unpacking vim (2:8.1.0875-5) ...</text:p>
      <text:p text:style-name="Standard">Setting up libgpm2:amd64 (1.20.7-5) ...</text:p>
      <text:p text:style-name="Standard">Setting up xxd (2:8.1.0875-5) ...</text:p>
      <text:p text:style-name="Standard">Setting up vim-common (2:8.1.0875-5) ...</text:p>
      <text:p text:style-name="Standard">Setting up vim-runtime (2:8.1.0875-5) ...</text:p>
      <text:p text:style-name="Standard">Setting up vim (2:8.1.0875-5) ...</text:p>
      <text:p text:style-name="Standard">update-alternatives: using /usr/bin/vim.basic to provide /usr/bin/vim (vim) in auto mode</text:p>
      <text:p text:style-name="Standard">update-alternatives: using /usr/bin/vim.basic to provide /usr/bin/vimdiff (vimdiff) in auto mode</text:p>
      <text:p text:style-name="Standard">update-alternatives: using /usr/bin/vim.basic to provide /usr/bin/rvim (rvim) in auto mode</text:p>
      <text:p text:style-name="Standard">update-alternatives: using /usr/bin/vim.basic to provide /usr/bin/rview (rview) in auto mode</text:p>
      <text:p text:style-name="Standard">update-alternatives: using /usr/bin/vim.basic to provide /usr/bin/vi (vi) in auto mode</text:p>
      <text:p text:style-name="Standard">update-alternatives: warning: skip creation of /usr/share/man/da/man1/vi.1.gz because associated file /usr/share/man/da/man1/vim.1.gz (of link group vi) doesn't exist</text:p>
      <text:p text:style-name="Standard">update-alternatives: warning: skip creation of /usr/share/man/de/man1/vi.1.gz because associated file /usr/share/man/de/man1/vim.1.gz (of link group vi) doesn't exist</text:p>
      <text:p text:style-name="Standard">update-alternatives: warning: skip creation of /usr/share/man/fr/man1/vi.1.gz because associated file /usr/share/man/fr/man1/vim.1.gz (of link group vi) doesn't exist</text:p>
      <text:p text:style-name="Standard">update-alternatives: warning: skip creation of /usr/share/man/it/man1/vi.1.gz because associated file /usr/share/man/it/man1/vim.1.gz (of link group vi) doesn't exist</text:p>
      <text:p text:style-name="Standard">update-alternatives: warning: skip creation of /usr/share/man/ja/man1/vi.1.gz because associated file /usr/share/man/ja/man1/vim.1.gz (of link group vi) doesn't exist</text:p>
      <text:p text:style-name="Standard">update-alternatives: warning: skip creation of /usr/share/man/pl/man1/vi.1.gz because associated file /usr/share/man/pl/man1/vim.1.gz (of link group vi) doesn't exist</text:p>
      <text:p text:style-name="Standard">update-alternatives: warning: skip creation of /usr/share/man/ru/man1/vi.1.gz because associated file /usr/share/man/ru/man1/vim.1.gz (of link group vi) doesn't exist</text:p>
      <text:p text:style-name="Standard">update-alternatives: warning: skip creation of /usr/share/man/man1/vi.1.gz because associated file /usr/share/man/man1/vim.1.gz (of link group vi) doesn't exist</text:p>
      <text:p text:style-name="Standard">update-alternatives: using /usr/bin/vim.basic to provide /usr/bin/view (view) in auto mode</text:p>
      <text:p text:style-name="Standard"><text:soft-page-break/>update-alternatives: warning: skip creation of /usr/share/man/da/man1/view.1.gz because associated file /usr/share/man/da/man1/vim.1.gz (of link group view) doesn't exist</text:p>
      <text:p text:style-name="Standard">update-alternatives: warning: skip creation of /usr/share/man/de/man1/view.1.gz because associated file /usr/share/man/de/man1/vim.1.gz (of link group view) doesn't exist</text:p>
      <text:p text:style-name="Standard">update-alternatives: warning: skip creation of /usr/share/man/fr/man1/view.1.gz because associated file /usr/share/man/fr/man1/vim.1.gz (of link group view) doesn't exist</text:p>
      <text:p text:style-name="Standard">update-alternatives: warning: skip creation of /usr/share/man/it/man1/view.1.gz because associated file /usr/share/man/it/man1/vim.1.gz (of link group view) doesn't exist</text:p>
      <text:p text:style-name="Standard">update-alternatives: warning: skip creation of /usr/share/man/ja/man1/view.1.gz because associated file /usr/share/man/ja/man1/vim.1.gz (of link group view) doesn't exist</text:p>
      <text:p text:style-name="Standard">update-alternatives: warning: skip creation of /usr/share/man/pl/man1/view.1.gz because associated file /usr/share/man/pl/man1/vim.1.gz (of link group view) doesn't exist</text:p>
      <text:p text:style-name="Standard">update-alternatives: warning: skip creation of /usr/share/man/ru/man1/view.1.gz because associated file /usr/share/man/ru/man1/vim.1.gz (of link group view) doesn't exist</text:p>
      <text:p text:style-name="Standard">update-alternatives: warning: skip creation of /usr/share/man/man1/view.1.gz because associated file /usr/share/man/man1/vim.1.gz (of link group view) doesn't exist</text:p>
      <text:p text:style-name="Standard">update-alternatives: using /usr/bin/vim.basic to provide /usr/bin/ex (ex) in auto mode</text:p>
      <text:p text:style-name="Standard">update-alternatives: warning: skip creation of /usr/share/man/da/man1/ex.1.gz because associated file /usr/share/man/da/man1/vim.1.gz (of link group ex) doesn't exist</text:p>
      <text:p text:style-name="Standard">update-alternatives: warning: skip creation of /usr/share/man/de/man1/ex.1.gz because associated file /usr/share/man/de/man1/vim.1.gz (of link group ex) doesn't exist</text:p>
      <text:p text:style-name="Standard">update-alternatives: warning: skip creation of /usr/share/man/fr/man1/ex.1.gz because associated file /usr/share/man/fr/man1/vim.1.gz (of link group ex) doesn't exist</text:p>
      <text:p text:style-name="Standard">update-alternatives: warning: skip creation of /usr/share/man/it/man1/ex.1.gz because associated file /usr/share/man/it/man1/vim.1.gz (of link group ex) doesn't exist</text:p>
      <text:p text:style-name="Standard">update-alternatives: warning: skip creation of /usr/share/man/ja/man1/ex.1.gz because associated file /usr/share/man/ja/man1/vim.1.gz (of link group ex) doesn't exist</text:p>
      <text:p text:style-name="Standard">update-alternatives: warning: skip creation of /usr/share/man/pl/man1/ex.1.gz because associated file /usr/share/man/pl/man1/vim.1.gz (of link group ex) doesn't exist</text:p>
      <text:p text:style-name="Standard">update-alternatives: warning: skip creation of /usr/share/man/ru/man1/ex.1.gz because associated file /usr/share/man/ru/man1/vim.1.gz (of link group ex) doesn't exist</text:p>
      <text:p text:style-name="Standard">update-alternatives: warning: skip creation of /usr/share/man/man1/ex.1.gz because associated file /usr/share/man/man1/vim.1.gz (of link group ex) doesn't exist</text:p>
      <text:p text:style-name="Standard">update-alternatives: using /usr/bin/vim.basic to provide /usr/bin/editor (editor) in auto mode</text:p>
      <text:p text:style-name="Standard">update-alternatives: warning: skip creation of /usr/share/man/da/man1/editor.1.gz because associated file /usr/share/man/da/man1/vim.1.gz (of link group editor) doesn't exist</text:p>
      <text:p text:style-name="Standard">update-alternatives: warning: skip creation of /usr/share/man/de/man1/editor.1.gz because associated file /usr/share/man/de/man1/vim.1.gz (of link group editor) doesn't exist</text:p>
      <text:p text:style-name="Standard">update-alternatives: warning: skip creation of /usr/share/man/fr/man1/editor.1.gz because associated file /usr/share/man/fr/man1/vim.1.gz (of link group editor) doesn't exist</text:p>
      <text:p text:style-name="Standard">update-alternatives: warning: skip creation of /usr/share/man/it/man1/editor.1.gz because associated file /usr/share/man/it/man1/vim.1.gz (of link group editor) doesn't exist</text:p>
      <text:p text:style-name="Standard">update-alternatives: warning: skip creation of /usr/share/man/ja/man1/editor.1.gz because associated file /usr/share/man/ja/man1/vim.1.gz (of link group editor) doesn't exist</text:p>
      <text:p text:style-name="Standard">update-alternatives: warning: skip creation of /usr/share/man/pl/man1/editor.1.gz because associated file /usr/share/man/pl/man1/vim.1.gz (of link group editor) doesn't exist</text:p>
      <text:p text:style-name="Standard">update-alternatives: warning: skip creation of /usr/share/man/ru/man1/editor.1.gz because associated file /usr/share/man/ru/man1/vim.1.gz (of link group editor) doesn't exist</text:p>
      <text:p text:style-name="Standard">update-alternatives: warning: skip creation of /usr/share/man/man1/editor.1.gz because associated <text:soft-page-break/>file /usr/share/man/man1/vim.1.gz (of link group editor) doesn't exist</text:p>
      <text:p text:style-name="Standard">Processing triggers for libc-bin (2.28-10) ...</text:p>
      <text:p text:style-name="Standard">root@34ed3f6b5cf5:/usr/share/nginx/html# vi index.html</text:p>
      <text:p text:style-name="Standard">root@34ed3f6b5cf5:/usr/share/nginx/html# cat index.html</text:p>
      <text:p text:style-name="Standard">&lt;!DOCTYPE html&gt;</text:p>
      <text:p text:style-name="Standard">&lt;html&gt;</text:p>
      <text:p text:style-name="Standard">&lt;head&gt;</text:p>
      <text:p text:style-name="Standard">&lt;title&gt;Welcome to smanta's nginx!&lt;/title&gt;</text:p>
      <text:p text:style-name="Standard">&lt;style&gt;</text:p>
      <text:p text:style-name="Standard"><text:s text:c="4"/>body {</text:p>
      <text:p text:style-name="Standard"><text:s text:c="8"/>width: 35em;</text:p>
      <text:p text:style-name="Standard"><text:s text:c="8"/>margin: 0 auto;</text:p>
      <text:p text:style-name="Standard"><text:s text:c="8"/>font-family: Tahoma, Verdana, Arial, sans-serif;</text:p>
      <text:p text:style-name="Standard"><text:s text:c="4"/>}</text:p>
      <text:p text:style-name="Standard">&lt;/style&gt;</text:p>
      <text:p text:style-name="Standard">&lt;/head&gt;</text:p>
      <text:p text:style-name="Standard">&lt;body&gt;</text:p>
      <text:p text:style-name="Standard">&lt;h1&gt;Welcome to nginx!&lt;/h1&gt;</text:p>
      <text:p text:style-name="Standard">&lt;p&gt;If you see this page, the nginx web server is successfully installed and</text:p>
      <text:p text:style-name="Standard">working. Further configuration is required.&lt;/p&gt;</text:p>
      <text:p text:style-name="Standard"/>
      <text:p text:style-name="Standard">&lt;p&gt;For online documentation and support please refer to</text:p>
      <text:p text:style-name="Standard">&lt;a href="http://nginx.org/"&gt;nginx.org&lt;/a&gt;.&lt;br/&gt;</text:p>
      <text:p text:style-name="Standard">Commercial support is available at</text:p>
      <text:p text:style-name="Standard">&lt;a href="http://nginx.com/"&gt;nginx.com&lt;/a&gt;.&lt;/p&gt;</text:p>
      <text:p text:style-name="Standard"/>
      <text:p text:style-name="Standard">&lt;p&gt;&lt;em&gt;Thank you for using nginx.&lt;/em&gt;&lt;/p&gt;</text:p>
      <text:p text:style-name="Standard">&lt;/body&gt;</text:p>
      <text:p text:style-name="Standard">&lt;/html&gt;</text:p>
      <text:p text:style-name="Standard">root@34ed3f6b5cf5:/usr/share/nginx/html# exit</text:p>
      <text:p text:style-name="Standard">exit</text:p>
      <text:p text:style-name="Standard">root@ip-172-31-40-86:/home/ubuntu# docker ps -a</text:p>
      <text:p text:style-name="Standard">CONTAINER ID <text:s text:c="7"/>IMAGE <text:s text:c="14"/>COMMAND <text:s text:c="17"/>CREATED <text:s text:c="12"/>STATUS <text:s text:c="24"/>PORTS <text:s text:c="17"/>NAMES</text:p>
      <text:p text:style-name="Standard">34ed3f6b5cf5 <text:s text:c="7"/>nginx <text:s text:c="14"/>"nginx -g 'daemon of…" <text:s text:c="2"/>9 minutes ago <text:s text:c="6"/>Up 9 minutes <text:s text:c="18"/>0.0.0.0:8080-&gt;80/tcp <text:s text:c="2"/>myapp</text:p>
      <text:p text:style-name="Standard">48bbd6b49441 <text:s text:c="7"/>rajib667/mycustom <text:s text:c="2"/>"/bin/bash" <text:s text:c="13"/>About an hour ago <text:s text:c="2"/>Exited (0) About an hour ago <text:s text:c="25"/>gracious_wright</text:p>
      <text:p text:style-name="Standard">855988a3e400 <text:s text:c="7"/>ubuntu <text:s text:c="13"/>"/bin/bash" <text:s text:c="13"/>2 hours ago <text:s text:c="8"/>Exited (0) 2 hours ago <text:s text:c="31"/>suspicious_stallman</text:p>
      <text:p text:style-name="Standard">root@ip-172-31-40-86:/home/ubuntu# docker exec -it 34ed3f6b5cf5</text:p>
      <text:p text:style-name="Standard">"docker exec" requires at least 2 arguments.</text:p>
      <text:p text:style-name="Standard">See 'docker exec --help'.</text:p>
      <text:p text:style-name="Standard"/>
      <text:p text:style-name="Standard">Usage: <text:s/>docker exec [OPTIONS] CONTAINER COMMAND [ARG...]</text:p>
      <text:p text:style-name="Standard"/>
      <text:p text:style-name="Standard">Run a command in a running container</text:p>
      <text:p text:style-name="Standard">root@ip-172-31-40-86:/home/ubuntu# docker exec -it 34ed3f6b5cf5 /bin/bash</text:p>
      <text:p text:style-name="Standard">root@34ed3f6b5cf5:/# cd /usr/</text:p>
      <text:p text:style-name="Standard"><text:soft-page-break/>bin/ <text:s text:c="4"/>games/ <text:s text:c="2"/>include/ lib/ <text:s text:c="4"/>local/ <text:s text:c="2"/>sbin/ <text:s text:c="3"/>share/ <text:s text:c="2"/>src/</text:p>
      <text:p text:style-name="Standard">root@34ed3f6b5cf5:/# cd /usr/share/nginx/html/</text:p>
      <text:p text:style-name="Standard">root@34ed3f6b5cf5:/usr/share/nginx/html# ls -a</text:p>
      <text:p text:style-name="Standard">. <text:s/>.. <text:s/>50x.html <text:s/>index.html</text:p>
      <text:p text:style-name="Standard">root@34ed3f6b5cf5:/usr/share/nginx/html# rm index.html</text:p>
      <text:p text:style-name="Standard">root@34ed3f6b5cf5:/usr/share/nginx/html# ls -a</text:p>
      <text:p text:style-name="Standard">. <text:s/>.. <text:s/>50x.html</text:p>
      <text:p text:style-name="Standard">root@34ed3f6b5cf5:/usr/share/nginx/html# vi index.html</text:p>
      <text:p text:style-name="Standard">root@34ed3f6b5cf5:/usr/share/nginx/html# ls -a</text:p>
      <text:p text:style-name="Standard">. <text:s/>.. <text:s/>50x.html <text:s/>index.html</text:p>
      <text:p text:style-name="Standard">root@34ed3f6b5cf5:/usr/share/nginx/html# cat 50x.html</text:p>
      <text:p text:style-name="Standard">&lt;!DOCTYPE html&gt;</text:p>
      <text:p text:style-name="Standard">&lt;html&gt;</text:p>
      <text:p text:style-name="Standard">&lt;head&gt;</text:p>
      <text:p text:style-name="Standard">&lt;title&gt;Error&lt;/title&gt;</text:p>
      <text:p text:style-name="Standard">&lt;style&gt;</text:p>
      <text:p text:style-name="Standard"><text:s text:c="4"/>body {</text:p>
      <text:p text:style-name="Standard"><text:s text:c="8"/>width: 35em;</text:p>
      <text:p text:style-name="Standard"><text:s text:c="8"/>margin: 0 auto;</text:p>
      <text:p text:style-name="Standard"><text:s text:c="8"/>font-family: Tahoma, Verdana, Arial, sans-serif;</text:p>
      <text:p text:style-name="Standard"><text:s text:c="4"/>}</text:p>
      <text:p text:style-name="Standard">&lt;/style&gt;</text:p>
      <text:p text:style-name="Standard">&lt;/head&gt;</text:p>
      <text:p text:style-name="Standard">&lt;body&gt;</text:p>
      <text:p text:style-name="Standard">&lt;h1&gt;An error occurred.&lt;/h1&gt;</text:p>
      <text:p text:style-name="Standard">&lt;p&gt;Sorry, the page you are looking for is currently unavailable.&lt;br/&gt;</text:p>
      <text:p text:style-name="Standard">Please try again later.&lt;/p&gt;</text:p>
      <text:p text:style-name="Standard">&lt;p&gt;If you are the system administrator of this resource then you should check</text:p>
      <text:p text:style-name="Standard">the error log for details.&lt;/p&gt;</text:p>
      <text:p text:style-name="Standard">&lt;p&gt;&lt;em&gt;Faithfully yours, nginx.&lt;/em&gt;&lt;/p&gt;</text:p>
      <text:p text:style-name="Standard">&lt;/body&gt;</text:p>
      <text:p text:style-name="Standard">&lt;/html&gt;</text:p>
      <text:p text:style-name="Standard">root@34ed3f6b5cf5:/usr/share/nginx/html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ib Samanta</meta:initial-creator>
    <meta:creation-date>2019-09-19T17:58:20.65</meta:creation-date>
    <meta:document-statistic meta:table-count="0" meta:image-count="0" meta:object-count="0" meta:page-count="15" meta:paragraph-count="596" meta:word-count="3587" meta:character-count="36117"/>
    <dc:date>2019-09-19T17:58:49.80</dc:date>
    <dc:creator>Rajib Samanta</dc:creator>
    <meta:editing-duration>PT33S</meta:editing-duration>
    <meta:editing-cycles>1</meta:editing-cycles>
    <meta:generator>OpenOffice/4.0.1$Win32 OpenOffice.org_project/401m5$Build-9714</meta:generator>
  </office:meta>
</office:document-meta>
</file>